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lfabetico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>
            <text:p>Alumno/a</text:p>
          </table:table-cell>
          <table:table-cell office:value-type="string">
            <text:p>Mate</text:p>
          </table:table-cell>
          <table:table-cell office:value-type="string">
            <text:p>Física</text:p>
          </table:table-cell>
          <table:table-cell office:value-type="string">
            <text:p>Ciencias</text:p>
          </table:table-cell>
          <table:table-cell table:style-name="ce1" table:number-columns-repeated="2"/>
        </table:table-row>
        <table:table-row table:style-name="ro1">
          <table:table-cell office:value-type="string">
            <text:p>García, Laura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Blanco, Migue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Sánchez, Lucí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ostas, Ricard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amírez, Ju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Gallego, Miria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Cameselle, Nicolá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Costas, Antí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Gómez, Ramó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ilva, Laur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Fernández, Antoni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Gómez, A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Rodríguez, Jua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Lis, Roberto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Sánchez, Miguel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Mejuto, Rosana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López, Uxi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Montes, Francisco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Fontes, José Manuel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Solvedo, An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ruz, Mait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Míguez, Esteba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Álvarez, Marta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Garrido, Albert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Rodrigo, Manuel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meselle, Sandr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lanco, Telmo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Guerra, Xaim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Loureiro, Nicolá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Garrido, Fátim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Fojo, José Luis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onteagudo, Sabel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Pereira, Susana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Ubeira, Rocí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Ricón, Ramó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Villanueva, Luis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Sánchez, Margarit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ibeira, Alfredo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sado, Leonor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Silva, Asunció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Gil, José Antoni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López, Roberto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</table:table>
      <table:table table:name="mate" table:style-name="ta1">
        <table:table-column table:style-name="co2" table:default-cell-style-name="Default"/>
        <table:table-row table:style-name="ro1">
          <table:table-cell/>
        </table:table-row>
      </table:table>
      <table:table table:name="física" table:style-name="ta1">
        <table:table-column table:style-name="co2" table:default-cell-style-name="Default"/>
        <table:table-row table:style-name="ro1">
          <table:table-cell/>
        </table:table-row>
      </table:table>
      <table:table table:name="ciencia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gl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02:00:20.22</meta:creation-date>
    <dc:date>2014-01-13T02:15:24.55</dc:date>
    <meta:editing-duration>P0D</meta:editing-duration>
    <meta:editing-cycles>1</meta:editing-cycles>
    <meta:document-statistic meta:table-count="4" meta:cell-count="172" meta:object-count="0"/>
    <meta:generator>LibreOffice/3.6$Windows_x86 LibreOffice_project/9418c72-a20f997-6f5dfc1-4f5ae61-61563f</meta:generator>
  </office:meta>
</office:document-meta>
</file>